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0000001E0C53EC3C3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42cm" svg:x="0.011cm" svg:y="0.005cm">
          <draw:image xlink:href="Pictures/1000000100000320000001E0C53EC3C3.png" xlink:type="simple" xlink:show="embed" xlink:actuate="onLoad" draw:mime-type="image/png">
            <text:p/>
          </draw:image>
        </draw:frame>
        <draw:custom-shape draw:style-name="gr2" draw:text-style-name="P3" draw:layer="layout" svg:width="2.747cm" svg:height="0.982cm" svg:x="5.042cm" svg:y="0.326cm">
          <text:p text:style-name="P2"><text:span text:style-name="T1">Automatic propertie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31T08:48:27.601544022</dc:date>
    <meta:editing-cycles>12</meta:editing-cycles>
    <meta:editing-duration>PT1H13M48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